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 (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2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3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</text:index-body>
      </text:table-of-content>
      <text:p text:style-name="P13"/>
      <text:p text:style-name="P16"/>
      <text:p text:style-name="P17"><text:span text:style-name="T14">UD00. Activitat avaluable 01 (Presencial)</text:span></text:p>
      <text:list xml:id="list197763695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20">Dilluns 4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33430826311029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1240879217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<text:soft-page-break/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4104534066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33430562576988" text:continue-list="list33430826311029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33428732809753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2922429000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33429437249968" text:continue-list="list33428732809753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1999881822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33429288846100" text:continue-list="list33429437249968" text:style-name="WWNum6">
        <text:list-item>
          <text:p text:style-name="P38"><text:bookmark text:name="_dcq81jwpzeij"/><text:soft-page-break/>Activitat 03</text:p>
        </text:list-item>
      </text:list>
      <text:p text:style-name="Standard">Partint d’un context on volem emmagatzemar un usuari i la seua contrasenya. <text:s/>Fes un exemple que explica com es faria:</text:p>
      <text:list xml:id="list1327176547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33429225615695" text:continue-list="list33429288846100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33429656371216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33430206243707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p text:style-name="Standard"/>
      <text:list xml:id="list33429209824321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3642763332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47" meta:character-count="6229" meta:non-whitespace-character-count="5257"/>
    <meta:generator>LibreOfficeDev/6.0.5.2$Linux_X86_64 LibreOffice_project/</meta:generator>
  </office:meta>
</office:document-meta>
</file>